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3b6e3" officeooo:paragraph-rsid="0003b6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e programme sert à encoder des fichier texte (.txt) à l’aide de l’encodage de César un encodage simple mais efficace il fonctionne de la manière suivante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24T15:55:48.196000000</dc:date>
    <meta:editing-duration>PT3H30M5S</meta:editing-duration>
    <meta:editing-cycles>1</meta:editing-cycles>
    <meta:document-statistic meta:table-count="0" meta:image-count="0" meta:object-count="0" meta:page-count="1" meta:paragraph-count="1" meta:word-count="26" meta:character-count="156" meta:non-whitespace-character-count="130"/>
    <meta:generator>LibreOffice/7.4.2.3$Windows_X86_64 LibreOffice_project/382eef1f22670f7f4118c8c2dd222ec7ad009daf</meta:generator>
  </office:meta>
</office:document-meta>
</file>